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7800000C207667B17DF1E6A7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automatic-styles>
    <style:style style:name="Table2" style:family="table">
      <style:table-properties style:width="10.9056in" table:align="margins"/>
    </style:style>
    <style:style style:name="Table2.A" style:family="table-column">
      <style:table-column-properties style:column-width="0.2292in" style:rel-column-width="1377*"/>
    </style:style>
    <style:style style:name="Table2.B" style:family="table-column">
      <style:table-column-properties style:column-width="2.1875in" style:rel-column-width="13145*"/>
    </style:style>
    <style:style style:name="Table2.C" style:family="table-column">
      <style:table-column-properties style:column-width="2.625in" style:rel-column-width="15774*"/>
    </style:style>
    <style:style style:name="Table2.D" style:family="table-column">
      <style:table-column-properties style:column-width="0.375in" style:rel-column-width="2253*"/>
    </style:style>
    <style:style style:name="Table2.F" style:family="table-column">
      <style:table-column-properties style:column-width="1.875in" style:rel-column-width="11267*"/>
    </style:style>
    <style:style style:name="Table2.G" style:family="table-column">
      <style:table-column-properties style:column-width="1.5in" style:rel-column-width="9013*"/>
    </style:style>
    <style:style style:name="Table2.H" style:family="table-column">
      <style:table-column-properties style:column-width="1.7396in" style:rel-column-width="1045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none"/>
    </style:style>
    <style:style style:name="Table2.H4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0.5pt solid #000000" fo:border-bottom="none"/>
    </style:style>
    <style:style style:name="Table4" style:family="table">
      <style:table-properties style:width="10.4563in" fo:margin-left="0.2104in" table:align="left"/>
    </style:style>
    <style:style style:name="Table4.A" style:family="table-column">
      <style:table-column-properties style:column-width="1.9375in"/>
    </style:style>
    <style:style style:name="Table4.B" style:family="table-column">
      <style:table-column-properties style:column-width="0.9722in"/>
    </style:style>
    <style:style style:name="Table4.C" style:family="table-column">
      <style:table-column-properties style:column-width="1.3194in"/>
    </style:style>
    <style:style style:name="Table4.D" style:family="table-column">
      <style:table-column-properties style:column-width="2.125in"/>
    </style:style>
    <style:style style:name="Table4.E" style:family="table-column">
      <style:table-column-properties style:column-width="1.2292in"/>
    </style:style>
    <style:style style:name="Table4.F" style:family="table-column">
      <style:table-column-properties style:column-width="0.9167in"/>
    </style:style>
    <style:style style:name="Table4.G" style:family="table-column">
      <style:table-column-properties style:column-width="1.9563in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style:vertical-align="middle" fo:padding="0.0382in" fo:border="none"/>
    </style:style>
    <style:style style:name="Table4.A8" style:family="table-cell">
      <style:table-cell-properties fo:padding="0.0382in" fo:border-left="none" fo:border-right="none" fo:border-top="none" fo:border-bottom="0.5pt solid #000000"/>
    </style:style>
    <style:style style:name="Table4.D8" style:family="table-cell">
      <style:table-cell-properties fo:padding="0.0382in" fo:border-left="none" fo:border-right="none" fo:border-top="none" fo:border-bottom="0.5pt solid #000000"/>
    </style:style>
    <style:style style:name="Table4.G8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P2" style:family="paragraph" style:parent-style-name="Table_20_Contents">
      <style:paragraph-properties fo:text-align="start" style:justify-single-word="false"/>
      <style:text-properties officeooo:paragraph-rsid="011f456d"/>
    </style:style>
    <style:style style:name="P3" style:family="paragraph" style:parent-style-name="Table_20_Contents">
      <style:paragraph-properties fo:text-align="start" style:justify-single-word="false"/>
      <style:text-properties officeooo:paragraph-rsid="00c31f9e"/>
    </style:style>
    <style:style style:name="P4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1033ccd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1038c37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0a987d8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1038c37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officeooo:rsid="0126599b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6pt" officeooo:rsid="00cfa7f6" officeooo:paragraph-rsid="0150e718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officeooo:rsid="011f456d" officeooo:paragraph-rsid="011f456d" style:font-size-asian="6pt" style:font-size-complex="6pt"/>
    </style:style>
    <style:style style:name="P15" style:family="paragraph" style:parent-style-name="Standard">
      <style:text-properties style:font-name="Arial" fo:font-size="6pt" officeooo:rsid="004f558c" officeooo:paragraph-rsid="00a38227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6pt" officeooo:rsid="014fbbf4" officeooo:paragraph-rsid="014e2f60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6pt" fo:font-weight="bold" officeooo:rsid="00a89be1" officeooo:paragraph-rsid="00a89be1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fo:font-weight="bold" officeooo:rsid="00a987d8" officeooo:paragraph-rsid="01038c37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6pt" fo:font-weight="bold" officeooo:rsid="011a6f67" officeooo:paragraph-rsid="011a6f67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f39ee2" officeooo:paragraph-rsid="00f39ee2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1033ccd" officeooo:paragraph-rsid="01033cc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bold" officeooo:rsid="014032f2" officeooo:paragraph-rsid="014032f2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6pt" fo:font-weight="bold" officeooo:rsid="0113db96" officeooo:paragraph-rsid="0113db96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10161bf" officeooo:paragraph-rsid="011f456d" style:font-size-asian="6pt" style:font-weight-asian="normal" style:font-size-complex="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normal" officeooo:rsid="011a6f67" officeooo:paragraph-rsid="011a6f67" style:font-size-asian="6pt" style:font-weight-asian="normal" style:font-size-complex="6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6pt" fo:font-weight="normal" officeooo:rsid="014032f2" officeooo:paragraph-rsid="014032f2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normal" officeooo:rsid="00f39ee2" officeooo:paragraph-rsid="00f39ee2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0f39ee2" officeooo:paragraph-rsid="00f39ee2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1033ccd" officeooo:paragraph-rsid="01033ccd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paragraph-rsid="01233be9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11c2b78" officeooo:paragraph-rsid="011c2b78" style:font-size-asian="8pt" style:font-size-complex="8pt"/>
    </style:style>
    <style:style style:name="P38" style:family="paragraph" style:parent-style-name="Standard">
      <style:text-properties officeooo:paragraph-rsid="013a16a7"/>
    </style:style>
    <style:style style:name="P39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P40" style:family="paragraph" style:parent-style-name="Standard">
      <style:text-properties style:font-name="Trebuchet MS" officeooo:paragraph-rsid="013762a4"/>
    </style:style>
    <style:style style:name="P41" style:family="paragraph" style:parent-style-name="Table_20_Contents">
      <style:paragraph-properties fo:text-align="start" style:justify-single-word="false"/>
      <style:text-properties style:font-name="Trebuchet MS1" fo:font-size="6pt" officeooo:rsid="0004c6ee" officeooo:paragraph-rsid="01312dd8" style:font-size-asian="6pt" style:font-size-complex="6pt"/>
    </style:style>
    <style:style style:name="P42" style:family="paragraph" style:parent-style-name="Standard">
      <style:text-properties officeooo:paragraph-rsid="013762a4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T1" style:family="text">
      <style:text-properties style:font-name="Arial"/>
    </style:style>
    <style:style style:name="T2" style:family="text">
      <style:text-properties style:font-name="Arial" fo:font-size="6pt" style:font-size-asian="6pt" style:font-size-complex="6pt"/>
    </style:style>
    <style:style style:name="T3" style:family="text">
      <style:text-properties style:font-name="Arial" fo:font-size="6pt" officeooo:rsid="00128e2d" style:font-size-asian="6pt" style:font-size-complex="6pt"/>
    </style:style>
    <style:style style:name="T4" style:family="text">
      <style:text-properties style:font-name="Arial" fo:font-size="6pt" officeooo:rsid="00139e04" style:font-size-asian="6pt" style:font-size-complex="6pt"/>
    </style:style>
    <style:style style:name="T5" style:family="text">
      <style:text-properties style:font-name="Arial" fo:font-size="6pt" officeooo:rsid="00efbe2d" style:font-size-asian="6pt" style:font-size-complex="6pt"/>
    </style:style>
    <style:style style:name="T6" style:family="text">
      <style:text-properties style:font-name="Arial" fo:font-size="6pt" officeooo:rsid="01454fd1" style:font-size-asian="6pt" style:font-size-complex="6pt"/>
    </style:style>
    <style:style style:name="T7" style:family="text">
      <style:text-properties style:font-name="Arial" fo:font-size="6pt" officeooo:rsid="00cfa7f6" style:font-size-asian="6pt" style:font-size-complex="6pt"/>
    </style:style>
    <style:style style:name="T8" style:family="text">
      <style:text-properties style:font-name="Arial" fo:font-size="6pt" officeooo:rsid="0150393d" style:font-size-asian="6pt" style:font-size-complex="6pt"/>
    </style:style>
    <style:style style:name="T9" style:family="text">
      <style:text-properties style:font-name="Arial" fo:font-size="6pt" officeooo:rsid="000880d5" style:font-size-asian="6pt" style:font-size-complex="6pt"/>
    </style:style>
    <style:style style:name="T10" style:family="text">
      <style:text-properties style:font-name="Arial" fo:font-size="6pt" fo:font-weight="normal" officeooo:rsid="013ffe36" style:font-size-asian="6pt" style:font-weight-asian="normal" style:font-size-complex="6pt" style:font-weight-complex="normal"/>
    </style:style>
    <style:style style:name="T11" style:family="text">
      <style:text-properties style:font-name="Arial" officeooo:rsid="000880d5"/>
    </style:style>
    <style:style style:name="T12" style:family="text">
      <style:text-properties style:font-name="Arial" officeooo:rsid="00139e04"/>
    </style:style>
    <style:style style:name="T13" style:family="text">
      <style:text-properties officeooo:rsid="011c2b78"/>
    </style:style>
    <style:style style:name="T14" style:family="text">
      <style:text-properties officeooo:rsid="01233be9"/>
    </style:style>
    <style:style style:name="T15" style:family="text">
      <style:text-properties officeooo:rsid="011c8c0b"/>
    </style:style>
    <style:style style:name="T16" style:family="text">
      <style:text-properties officeooo:rsid="01247b30"/>
    </style:style>
    <style:style style:name="T17" style:family="text">
      <style:text-properties officeooo:rsid="00eede28"/>
    </style:style>
    <style:style style:name="T18" style:family="text">
      <style:text-properties officeooo:rsid="01213c20"/>
    </style:style>
    <style:style style:name="T19" style:family="text">
      <style:text-properties officeooo:rsid="00c6576f"/>
    </style:style>
    <style:style style:name="T20" style:family="text">
      <style:text-properties officeooo:rsid="00cb4e05"/>
    </style:style>
    <style:style style:name="T21" style:family="text">
      <style:text-properties officeooo:rsid="010161bf"/>
    </style:style>
    <style:style style:name="T22" style:family="text">
      <style:text-properties officeooo:rsid="0109e59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partment" text:name="py3o.o.department_id.name"/>
        <text:user-field-decl office:value-type="string" office:string-value="name" text:name="py3o.o.name"/>
        <text:user-field-decl office:value-type="string" office:string-value="reference" text:name="py3o.o.origin"/>
        <text:user-field-decl office:value-type="string" office:string-value="requested_by" text:name="py3o.o.requested_by.name"/>
        <text:user-field-decl office:value-type="string" office:string-value="priority" text:name="py3o.o.priority_id.name"/>
        <text:user-field-decl office:value-type="string" office:string-value="number" text:name="py3o.index"/>
        <text:user-field-decl office:value-type="string" office:string-value="product" text:name="py3o.line.product_id.name"/>
        <text:user-field-decl office:value-type="string" office:string-value="qty" text:name="py3o.line.product_qty"/>
        <text:user-field-decl office:value-type="string" office:string-value="uom" text:name="py3o.line.product_uom_id.name"/>
        <text:user-field-decl office:value-type="string" office:string-value="company_name" text:name="py3o.o.company_id.name"/>
        <text:user-field-decl office:value-type="string" office:string-value="product_description" text:name="py3o.line.name"/>
        <text:user-field-decl office:value-type="string" office:string-value="supplier" text:name="py3o.line.suggested"/>
        <text:user-field-decl office:value-type="string" office:string-value="notes" text:name="py3o.o.description"/>
        <text:user-field-decl office:value-type="string" office:string-value="type" text:name="py3o.o.type"/>
        <text:user-field-decl office:value-type="string" office:string-value="approver" text:name="py3o.o.approver_id.name"/>
        <text:user-field-decl office:value-type="string" office:string-value="director" text:name="py3o.o.director"/>
      </text:user-field-decls>
      <text:p text:style-name="P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"><text:a xlink:type="simple" xlink:href="py3o://with=%22lang=user.lang%20or%20'en_US'%22" text:style-name="Internet_20_link" text:visited-style-name="Visited_20_Internet_20_Link"><text:span text:style-name="T4">with="lang=user.lang or 'en_US'"</text:span></text:a></text:p>
      <text:p text:style-name="P41"><text:a xlink:type="simple" xlink:href="py3o://with=%22o=obj.with_context(lang=lang)%22" text:style-name="Internet_20_link" text:visited-style-name="Visited_20_Internet_20_Link"><text:span text:style-name="T12">with="o=obj.with_context(lang=lang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21">NO.</text:p>
          </table:table-cell>
          <table:table-cell table:style-name="Table2.A1" office:value-type="string">
            <text:p text:style-name="P22">ITEM NAME</text:p>
          </table:table-cell>
          <table:table-cell table:style-name="Table2.A1" office:value-type="string">
            <text:p text:style-name="P21">DESCRIPTION</text:p>
          </table:table-cell>
          <table:table-cell table:style-name="Table2.A1" office:value-type="string">
            <text:p text:style-name="P21">QTY</text:p>
          </table:table-cell>
          <table:table-cell table:style-name="Table2.A1" office:value-type="string">
            <text:p text:style-name="P21">UOM</text:p>
          </table:table-cell>
          <table:table-cell table:style-name="Table2.A1" office:value-type="string">
            <text:p text:style-name="P21">SUGGESTED SUPPLIER</text:p>
          </table:table-cell>
          <table:table-cell table:style-name="Table2.A1" office:value-type="string">
            <text:p text:style-name="P19"><text:span text:style-name="T22">UNIT </text:span>PRICE</text:p>
          </table:table-cell>
          <table:table-cell table:style-name="Table2.H1" office:value-type="string">
            <text:p text:style-name="P20">TOTAL PRICE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"><text:a xlink:type="simple" xlink:href="py3o://for=%22index,%20line%20in%20enumerate(obj.line_ids,%20start=1)%22" text:style-name="Internet_20_link" text:visited-style-name="Visited_20_Internet_20_Link"><text:span text:style-name="T10">for="index, line in enumerate(obj.line_ids, start=1)"</text:span></text:a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8"/>
          </table:table-cell>
          <table:table-cell table:style-name="Table2.H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1"><text:user-field-get text:name="py3o.index">number</text:user-field-get></text:p>
          </table:table-cell>
          <table:table-cell table:style-name="Table2.A2" office:value-type="string">
            <text:p text:style-name="P33"><text:user-field-get text:name="py3o.line.product_id.name">product</text:user-field-get></text:p>
          </table:table-cell>
          <table:table-cell table:style-name="Table2.A2" office:value-type="string">
            <text:p text:style-name="P32"><text:user-field-get text:name="py3o.line.name">product_description</text:user-field-get></text:p>
          </table:table-cell>
          <table:table-cell table:style-name="Table2.A2" office:value-type="string">
            <text:p text:style-name="P32"><text:user-field-get text:name="py3o.line.product_qty">qty</text:user-field-get></text:p>
          </table:table-cell>
          <table:table-cell table:style-name="Table2.A2" office:value-type="string">
            <text:p text:style-name="P32"><text:user-field-get text:name="py3o.line.product_uom_id.name">uom</text:user-field-get></text:p>
          </table:table-cell>
          <table:table-cell table:style-name="Table2.A2" office:value-type="string">
            <text:p text:style-name="P32"><text:user-field-get text:name="py3o.line.suggested">supplier</text:user-field-get></text:p>
          </table:table-cell>
          <table:table-cell table:style-name="Table2.A2" office:value-type="string">
            <text:p text:style-name="P30">Rp. 0,00</text:p>
          </table:table-cell>
          <table:table-cell table:style-name="Table2.H2" office:value-type="string">
            <text:p text:style-name="P30">Rp. 0,00</text:p>
          </table:table-cell>
        </table:table-row>
        <table:table-row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4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28"/>
          </table:table-cell>
          <table:table-cell table:style-name="Table2.H4" office:value-type="string">
            <text:p text:style-name="P29"/>
          </table:table-cell>
        </table:table-row>
        <table:table-row>
          <table:table-cell table:style-name="Table2.A5" table:number-columns-spanned="8" office:value-type="string">
            <text:p text:style-name="P23">NOTES TO PURCHA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H2" table:number-columns-spanned="8" office:value-type="string">
            <text:p text:style-name="P32"><text:user-field-get text:name="py3o.o.description">note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draw:frame draw:style-name="fr1" draw:name="py3o.image(obj.barcode, 'png', height='1.3cm', isb64=True)" text:anchor-type="paragraph" svg:x="9.2665in" svg:y="0.3in" svg:width="0.9693in" draw:z-index="1"><draw:text-box fo:min-height="0.9398in"><text:p text:style-name="P43"/></draw:text-box></draw:frame><draw:frame draw:style-name="fr1" draw:name="Frame1" text:anchor-type="paragraph" svg:x="5.0366in" svg:y="0.3063in" svg:width="0.9693in" draw:z-index="2"><draw:text-box fo:min-height="0.9398in"><text:p text:style-name="P43"/></draw:text-box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4">REQUESTED BY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4">APPROVED BY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4">DIRECTOR</text:p>
          </table:table-cell>
        </table:table-row>
        <table:table-row>
          <table:table-cell table:style-name="Table4.A2" table:number-rows-spanned="6" office:value-type="string">
            <text:p text:style-name="P8"><draw:frame draw:style-name="fr1" draw:name="Frame2" text:anchor-type="paragraph" svg:x="0.4598in" svg:y="0.0118in" svg:width="0.9693in" draw:z-index="3"><draw:text-box fo:min-height="0.9398in"><text:p text:style-name="P43"/></draw:text-box></draw:frame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2" table:number-rows-spanned="6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2" table:number-rows-spanned="6" office:value-type="string">
            <text:p text:style-name="P8"/>
          </table:table-cell>
        </table:table-row>
        <table:table-row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</table:table-row>
        <table:table-row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table-cell table:style-name="Table4.A8" office:value-type="string">
            <text:p text:style-name="P8"><text:user-field-get text:name="py3o.o.requested_by.name">requested_by</text:user-field-ge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D8" office:value-type="string">
            <text:p text:style-name="P8"><text:user-field-get text:name="py3o.o.approver_id.name">approver</text:user-field-ge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G8" office:value-type="string">
            <text:p text:style-name="P16"><text:user-field-get text:name="py3o.o.director">director</text:user-field-get></text:p>
          </table:table-cell>
        </table:table-row>
      </table:table>
      <text:p text:style-name="P42"><text:a xlink:type="simple" xlink:href="py3o:///with" text:style-name="Internet_20_link" text:visited-style-name="Visited_20_Internet_20_Link"><text:span text:style-name="T9">/with</text:span></text:a></text:p>
      <text:p text:style-name="P42"><text:a xlink:type="simple" xlink:href="py3o:///with" text:style-name="Internet_20_link" text:visited-style-name="Visited_20_Internet_20_Link"><text:span text:style-name="T9">/with</text:span></text:a></text:p>
      <text:p text:style-name="P40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</office:styles>
  <office:automatic-styles>
    <style:style style:name="Table1" style:family="table">
      <style:table-properties style:width="10.9056in" table:align="margins"/>
    </style:style>
    <style:style style:name="Table1.A" style:family="table-column">
      <style:table-column-properties style:column-width="1.1875in" style:rel-column-width="7136*"/>
    </style:style>
    <style:style style:name="Table1.B" style:family="table-column">
      <style:table-column-properties style:column-width="1.25in" style:rel-column-width="7511*"/>
    </style:style>
    <style:style style:name="Table1.C" style:family="table-column">
      <style:table-column-properties style:column-width="2.3125in" style:rel-column-width="13896*"/>
    </style:style>
    <style:style style:name="Table1.E" style:family="table-column">
      <style:table-column-properties style:column-width="2.4778in" style:rel-column-width="14889*"/>
    </style:style>
    <style:style style:name="Table1.F" style:family="table-column">
      <style:table-column-properties style:column-width="1.125in" style:rel-column-width="6760*"/>
    </style:style>
    <style:style style:name="Table1.G" style:family="table-column">
      <style:table-column-properties style:column-width="1.3035in" style:rel-column-width="7832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G4" style:family="table-cell">
      <style:table-cell-properties fo:padding="0.0382in" fo:border-left="none" fo:border-right="0.5pt solid #000000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MP3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officeooo:paragraph-rsid="01233be9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8pt" officeooo:rsid="011c2b78" officeooo:paragraph-rsid="011c2b78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6pt" fo:font-weight="bold" officeooo:rsid="00a89be1" officeooo:paragraph-rsid="00a89be1" style:font-size-asian="6pt" style:font-weight-asian="bold" style:font-size-complex="6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0a987d8" style:font-size-asian="6pt" style:font-size-complex="6pt"/>
    </style:style>
    <style:style style:name="MP12" style:family="paragraph" style:parent-style-name="Table_20_Contents">
      <style:paragraph-properties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style:font-name="Arial" fo:font-size="6pt" officeooo:rsid="0126599b" style:font-size-asian="6pt" style:font-size-complex="6pt"/>
    </style:style>
    <style:style style:name="MP14" style:family="paragraph" style:parent-style-name="Table_20_Contents">
      <style:paragraph-properties fo:text-align="start" style:justify-single-word="false"/>
      <style:text-properties style:font-name="Arial" fo:font-size="6pt" fo:font-weight="normal" officeooo:rsid="010161bf" officeooo:paragraph-rsid="011f456d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6pt" officeooo:rsid="00cfa7f6" officeooo:paragraph-rsid="0150e718" style:font-size-asian="6pt" style:font-size-complex="6pt"/>
    </style:style>
    <style:style style:name="MP16" style:family="paragraph" style:parent-style-name="Table_20_Contents">
      <style:paragraph-properties fo:text-align="start" style:justify-single-word="false"/>
      <style:text-properties style:font-name="Arial" fo:font-size="6pt" fo:font-weight="bold" officeooo:rsid="00a987d8" officeooo:paragraph-rsid="01038c37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MP18" style:family="paragraph" style:parent-style-name="Table_20_Contents">
      <style:paragraph-properties fo:text-align="start" style:justify-single-word="false"/>
      <style:text-properties officeooo:paragraph-rsid="011f456d"/>
    </style:style>
    <style:style style:name="MP19" style:family="paragraph" style:parent-style-name="Table_20_Contents">
      <style:paragraph-properties fo:text-align="start" style:justify-single-word="false"/>
      <style:text-properties style:font-name="Arial" fo:font-size="6pt" officeooo:rsid="011f456d" officeooo:paragraph-rsid="011f456d" style:font-size-asian="6pt" style:font-size-complex="6pt"/>
    </style:style>
    <style:style style:name="MP20" style:family="paragraph" style:parent-style-name="Table_20_Contents">
      <style:paragraph-properties fo:text-align="start" style:justify-single-word="false"/>
      <style:text-properties officeooo:paragraph-rsid="00c31f9e"/>
    </style:style>
    <style:style style:name="MP21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1038c37" style:font-size-asian="6pt" style:font-size-complex="6pt"/>
    </style:style>
    <style:style style:name="MP22" style:family="paragraph" style:parent-style-name="Table_20_Contents">
      <style:paragraph-properties fo:text-align="start" style:justify-single-word="false"/>
      <style:text-properties style:font-name="Arial" fo:font-size="6pt" officeooo:paragraph-rsid="01038c37" style:font-size-asian="6pt" style:font-size-complex="6pt"/>
    </style:style>
    <style:style style:name="MP23" style:family="paragraph" style:parent-style-name="Standard">
      <style:text-properties officeooo:paragraph-rsid="013a16a7"/>
    </style:style>
    <style:style style:name="MP24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MT1" style:family="text">
      <style:text-properties style:font-name="Arial" fo:font-size="6pt" officeooo:rsid="00128e2d" style:font-size-asian="6pt" style:font-size-complex="6pt"/>
    </style:style>
    <style:style style:name="MT2" style:family="text">
      <style:text-properties style:font-name="Arial" fo:font-size="6pt" officeooo:rsid="00139e04" style:font-size-asian="6pt" style:font-size-complex="6pt"/>
    </style:style>
    <style:style style:name="MT3" style:family="text">
      <style:text-properties style:font-name="Arial"/>
    </style:style>
    <style:style style:name="MT4" style:family="text">
      <style:text-properties officeooo:rsid="011c2b78"/>
    </style:style>
    <style:style style:name="MT5" style:family="text">
      <style:text-properties officeooo:rsid="01233be9"/>
    </style:style>
    <style:style style:name="MT6" style:family="text">
      <style:text-properties officeooo:rsid="011c8c0b"/>
    </style:style>
    <style:style style:name="MT7" style:family="text">
      <style:text-properties officeooo:rsid="01247b30"/>
    </style:style>
    <style:style style:name="MT8" style:family="text">
      <style:text-properties officeooo:rsid="00eede28"/>
    </style:style>
    <style:style style:name="MT9" style:family="text">
      <style:text-properties officeooo:rsid="01213c20"/>
    </style:style>
    <style:style style:name="MT10" style:family="text">
      <style:text-properties style:font-name="Arial" fo:font-size="6pt" officeooo:rsid="00efbe2d" style:font-size-asian="6pt" style:font-size-complex="6pt"/>
    </style:style>
    <style:style style:name="MT11" style:family="text">
      <style:text-properties style:font-name="Arial" fo:font-size="6pt" officeooo:rsid="01454fd1" style:font-size-asian="6pt" style:font-size-complex="6pt"/>
    </style:style>
    <style:style style:name="MT12" style:family="text">
      <style:text-properties style:font-name="Arial" fo:font-size="6pt" officeooo:rsid="00cfa7f6" style:font-size-asian="6pt" style:font-size-complex="6pt"/>
    </style:style>
    <style:style style:name="MT13" style:family="text"/>
    <style:style style:name="MT14" style:family="text">
      <style:text-properties officeooo:rsid="00c6576f"/>
    </style:style>
    <style:style style:name="MT15" style:family="text">
      <style:text-properties officeooo:rsid="00cb4e05"/>
    </style:style>
    <style:style style:name="MT16" style:family="text">
      <style:text-properties officeooo:rsid="010161bf"/>
    </style:style>
    <style:style style:name="MT17" style:family="text">
      <style:text-properties style:font-name="Arial" fo:font-size="6pt" style:font-size-asian="6pt" style:font-size-complex="6pt"/>
    </style:style>
    <style:style style:name="MT18" style:family="text">
      <style:text-properties style:font-name="Arial" fo:font-size="6pt" officeooo:rsid="0150393d" style:font-size-asian="6pt" style:font-size-complex="6pt"/>
    </style:style>
    <style:style style:name="MT19" style:family="text">
      <style:text-properties style:font-name="Arial" fo:font-size="6pt" officeooo:rsid="000880d5" style:font-size-asian="6pt" style:font-size-complex="6pt"/>
    </style:style>
    <style:style style:name="MT20" style:family="text">
      <style:text-properties style:font-name="Arial" officeooo:rsid="000880d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in" fo:margin-bottom="0.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epartment" text:name="py3o.o.department_id.name"/>
          <text:user-field-decl office:value-type="string" office:string-value="name" text:name="py3o.o.name"/>
          <text:user-field-decl office:value-type="string" office:string-value="reference" text:name="py3o.o.origin"/>
          <text:user-field-decl office:value-type="string" office:string-value="requested_by" text:name="py3o.o.requested_by.name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1"><text:a xlink:type="simple" xlink:href="py3o://with=%22lang=user.lang%20or%20'en_US'%22" text:style-name="Internet_20_link" text:visited-style-name="Visited_20_Internet_20_Link"><text:span text:style-name="MT2">with="lang=user.lang or 'en_US'"</text:span></text:a></text:p>
        <text:p text:style-name="MP2"><text:a xlink:type="simple" xlink:href="py3o://with=%22o=obj.with_context(lang=lang)%22" text:style-name="Internet_20_link" text:visited-style-name="Visited_20_Internet_20_Link"><text:span text:style-name="MT3">with="o=obj.with_context(lang=lang)"</text:span>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table:number-rows-spanned="5" office:value-type="string">
              <text:p text:style-name="MP3"><draw:frame draw:style-name="Mfr1" draw:name="Image1" text:anchor-type="char" svg:x="0.0256in" svg:y="0.2016in" svg:width="1.0457in" svg:height="1.0173in" draw:z-index="0"><draw:image xlink:href="Pictures/1000000100000C7800000C207667B17DF1E6A72F.png" xlink:type="simple" xlink:show="embed" xlink:actuate="onLoad" draw:mime-type="image/png"/></draw:frame></text:p>
            </table:table-cell>
            <table:table-cell table:style-name="Table1.A1" table:number-columns-spanned="4" office:value-type="string">
              <text:p text:style-name="MP4"/>
              <text:p text:style-name="MP5">PT. KOKAI INDO ABADI</text:p>
              <text:p text:style-name="MP6"><text:span text:style-name="MT4">Office : </text:span>Jln Pangeran Jayakarta 141 Blok D/16, Mangga Dua Selatan - Jakarta Pusat 10730, Phone: <text:span text:style-name="MT5">(0</text:span><text:span text:style-name="MT4">21</text:span><text:span text:style-name="MT5">) </text:span>6018181</text:p>
              <text:p text:style-name="MP7">Plant <text:s/>: Jln Pembangunan 2 No. 37 Batusari, Batuceper – Kota Tangerang 1512<text:span text:style-name="MT6">1</text:span>, Phone: <text:span text:style-name="MT5">(0</text:span>21<text:span text:style-name="MT5">) 551818</text:span><text:span text:style-name="MT7">1</text:span></text:p>
            </table:table-cell>
            <table:covered-table-cell/>
            <table:covered-table-cell/>
            <table:covered-table-cell/>
            <table:table-cell table:style-name="Table1.F1" table:number-rows-spanned="3" table:number-columns-spanned="2" office:value-type="string">
              <text:p text:style-name="MP8"/>
              <text:p text:style-name="MP8"/>
              <text:p text:style-name="MP8"/>
              <text:p text:style-name="MP8"/>
              <text:p text:style-name="MP8"/>
              <text:p text:style-name="MP9">PURCHASE <text:span text:style-name="MT8">REQU</text:span><text:span text:style-name="MT9">ISITION</text:span></text:p>
            </table:table-cell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NO P<text:span text:style-name="MT8">URCHASE REQUEST</text:span></text:p>
            </table:table-cell>
            <table:table-cell table:style-name="Table1.B2" office:value-type="string">
              <text:p text:style-name="MP3">: <text:user-field-get text:name="py3o.o.name">name</text:user-field-get></text:p>
            </table:table-cell>
            <table:table-cell table:style-name="Table1.B2" office:value-type="string">
              <text:p text:style-name="MP11">PURCHASE REQUEST <text:span text:style-name="MT8">DATE</text:span></text:p>
            </table:table-cell>
            <table:table-cell table:style-name="Table1.B2" office:value-type="string">
              <text:p text:style-name="MP1"><text:span text:style-name="MT10">: </text:span><text:a xlink:type="simple" xlink:href="py3o://function=%22format_datetime(obj.date_start,%20format='dd-MMM-YYYY')%20if%20obj.date_start%20else%20''%22" text:style-name="Internet_20_link" text:visited-style-name="Visited_20_Internet_20_Link"><text:span text:style-name="MT11">function="format_datetime(obj.date_start, format='dd-MMM-YYYY') if obj.date_start else ''"</text:span></text:a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2">DEPARTMENT</text:p>
            </table:table-cell>
            <table:table-cell table:style-name="Table1.B2" office:value-type="string">
              <text:p text:style-name="MP13">: <text:user-field-get text:name="py3o.o.department_id.name">department</text:user-field-get></text:p>
            </table:table-cell>
            <table:table-cell table:style-name="Table1.B2" office:value-type="string">
              <text:p text:style-name="MP11"><text:span text:style-name="MT8">DUE</text:span> DATE</text:p>
            </table:table-cell>
            <table:table-cell table:style-name="Table1.B2" office:value-type="string">
              <text:p text:style-name="MP1"><text:span text:style-name="MT12">: </text:span><text:a xlink:type="simple" xlink:href="py3o://function=%22format_datetime(obj.due_date,%20format='dd-MMM-YYYY')%20if%20obj.due_date%20else%20''%22" text:style-name="Internet_20_link" text:visited-style-name="Visited_20_Internet_20_Link"><text:span text:style-name="MT11">function="format_datetime(obj.due_date, format='dd-MMM-YYYY') if obj.due_date else ''"</text:span></text:a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2">REQUESTED BY</text:p>
            </table:table-cell>
            <table:table-cell table:style-name="Table1.B2" office:value-type="string">
              <text:p text:style-name="MP3">: <text:user-field-get text:name="py3o.o.requested_by.name">requested_by</text:user-field-get></text:p>
            </table:table-cell>
            <table:table-cell table:style-name="Table1.B2" office:value-type="string">
              <text:p text:style-name="MP14">DESCRIPTION</text:p>
            </table:table-cell>
            <table:table-cell table:style-name="Table1.B2" office:value-type="string">
              <text:p text:style-name="MP15">: <text:a xlink:type="simple" xlink:href="py3o://function=%22obj._get_string_type()%22" text:style-name="Internet_20_link" text:visited-style-name="Visited_20_Internet_20_Link">function="obj._get_string_type()"</text:a></text:p>
            </table:table-cell>
            <table:table-cell table:style-name="Table1.B2" office:value-type="string">
              <text:p text:style-name="MP16">DOCUMENT CODE</text:p>
            </table:table-cell>
            <table:table-cell table:style-name="Table1.G4" office:value-type="string">
              <text:p text:style-name="MP16"><text:span text:style-name="MT14">: </text:span><text:span text:style-name="MT15">QR-02</text:span><text:span text:style-name="MT8">7</text:span><text:span text:style-name="MT15">/Rev.</text:span><text:span text:style-name="MT16">3</text:span></text:p>
            </table:table-cell>
          </table:table-row>
          <table:table-row>
            <table:covered-table-cell table:style-name="Table1.A1"/>
            <table:table-cell table:style-name="Table1.B2" office:value-type="string">
              <text:p text:style-name="MP17">PRIORITY</text:p>
            </table:table-cell>
            <table:table-cell table:style-name="Table1.B2" office:value-type="string">
              <text:p text:style-name="MP18"><text:span text:style-name="MT17">: </text:span><text:a xlink:type="simple" xlink:href="py3o://function=%22obj._get_string_priority()%22" text:style-name="Internet_20_link" text:visited-style-name="Visited_20_Internet_20_Link"><text:span text:style-name="MT18">function="obj._get_string_priority()"</text:span></text:a></text:p>
            </table:table-cell>
            <table:table-cell table:style-name="Table1.B2" office:value-type="string">
              <text:p text:style-name="MP19">REFERENCE</text:p>
            </table:table-cell>
            <table:table-cell table:style-name="Table1.B2" office:value-type="string">
              <text:p text:style-name="MP20"><text:span text:style-name="MT12">: </text:span><text:span text:style-name="MT12"><text:user-field-get text:name="py3o.o.origin">reference</text:user-field-get></text:span></text:p>
            </table:table-cell>
            <table:table-cell table:style-name="Table1.B2" office:value-type="string">
              <text:p text:style-name="MP21">EFFECTIVE DATE</text:p>
            </table:table-cell>
            <table:table-cell table:style-name="Table1.G4" office:value-type="string">
              <text:p text:style-name="MP22"><text:span text:style-name="MT14">: </text:span><text:span text:style-name="MT16">1 Desember 2023</text:span></text:p>
            </table:table-cell>
          </table:table-row>
        </table:table>
        <text:p text:style-name="MP23"><text:a xlink:type="simple" xlink:href="py3o:///with" text:style-name="Internet_20_link" text:visited-style-name="Visited_20_Internet_20_Link"><text:span text:style-name="MT19">/with</text:span></text:a></text:p>
        <text:p text:style-name="MP23"><text:a xlink:type="simple" xlink:href="py3o:///with" text:style-name="Internet_20_link" text:visited-style-name="Visited_20_Internet_20_Link"><text:span text:style-name="MT19">/with</text:span></text:a></text:p>
        <text:p text:style-name="MP24"><text:a xlink:type="simple" xlink:href="py3o:///for" text:style-name="Internet_20_link" text:visited-style-name="Visited_20_Internet_20_Link"><text:span text:style-name="MT20">/for</text:span></text:a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8:37.587456440</meta:creation-date>
    <meta:generator>LibreOffice/7.3.7.2$Linux_X86_64 LibreOffice_project/30$Build-2</meta:generator>
    <dc:date>2024-12-24T11:53:24.400488241</dc:date>
    <meta:editing-duration>P1DT1H19M59S</meta:editing-duration>
    <meta:editing-cycles>278</meta:editing-cycles>
    <meta:document-statistic meta:table-count="3" meta:image-count="1" meta:object-count="0" meta:page-count="1" meta:paragraph-count="62" meta:word-count="149" meta:character-count="1174" meta:non-whitespace-character-count="1085"/>
  </office:meta>
</office:document-meta>
</file>